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Titre2"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Titre2"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Titre2"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Paragraphedeliste" style:family="paragraph">
      <style:paragraph-properties fo:text-align="justify"/>
    </style:style>
    <style:style style:name="P14" style:parent-style-name="Paragraphedeliste" style:family="paragraph">
      <style:paragraph-properties fo:text-align="justify"/>
    </style:style>
    <style:style style:name="P15" style:parent-style-name="Paragraphedeliste"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Titre2"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Titre2" style:family="paragraph">
      <style:paragraph-properties fo:text-align="justify"/>
    </style:style>
    <style:style style:name="P25" style:parent-style-name="Titre2" style:family="paragraph">
      <style:paragraph-properties fo:text-align="justify"/>
    </style:style>
    <style:style style:name="P26" style:parent-style-name="Titre2"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Titre2"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Mode d’Utilisation Invasion Bâtiment K :</text:h>
      <text:p text:style-name="Normal"/>
      <text:p text:style-name="Normal"/>
      <text:h text:style-name="P2" text:outline-level="2">Concept du jeu :</text:h>
      <text:p text:style-name="P3"/>
      <text:p text:style-name="P4">Le but de ce jeu et de<text:s/>s’échapper du premier étage<text:s/>du bâtiment K. Pour s’enfuir, il faut<text:s/>atteindre les escaliers tout en évitant les ennemis (<text:s/><draw:frame draw:style-name="a0" draw:name="Image 1" text:anchor-type="as-char" svg:x="0in" svg:y="0in" svg:width="0.23426in" svg:height="0.23426in" style:rel-width="scale" style:rel-height="scale"><draw:image xlink:href="media/image1.png" xlink:type="simple" xlink:show="embed" xlink:actuate="onLoad"/><svg:title/><svg:desc/></draw:frame><text:s/>)<text:s/>et en arrivant en moins de 500 secondes. On peut collecter des items<text:s/>donnant des pouvoirs<text:s/>qui sont répartis dans le labyrinthe.</text:p>
      <text:p text:style-name="P5"/>
      <text:h text:style-name="P6" text:outline-level="2">Déplacement :</text:h>
      <text:p text:style-name="P7"/>
      <text:p text:style-name="P8">Le jeu peut se jouer seul ou à deux. Pour se déplacer, le joueur 1 se servira des touches numéro 37 à 40 (flèches du haut, bas, gauche et droite). Le joueur 2 se servira des touches numéro 90, 81, 83 et 68 (touches Z, Q, S et D).<text:s/></text:p>
      <text:p text:style-name="P9"/>
      <text:h text:style-name="P10" text:outline-level="2">Items :<text:s/></text:h>
      <text:p text:style-name="P11"/>
      <text:p text:style-name="P12">Un joueur peut capturer 3 types d’items :<text:s/></text:p>
      <text:list text:style-name="LFO1" text:continue-numbering="true">
        <text:list-item>
          <text:p text:style-name="P13">Un<text:s/>poisson<text:s/>(<text:s/><draw:frame draw:style-name="a1" draw:name="Image 3" text:anchor-type="as-char" svg:x="0in" svg:y="0in" svg:width="0.25099in" svg:height="0.25099in" style:rel-width="scale" style:rel-height="scale"><draw:image xlink:href="media/image2.png" xlink:type="simple" xlink:show="embed" xlink:actuate="onLoad"/><svg:title/><svg:desc/></draw:frame><text:s/>),<text:s/></text:p>
        </text:list-item>
        <text:list-item>
          <text:p text:style-name="P14">Un<text:s/>bonbon<text:s/>(<text:s/><draw:frame draw:style-name="a2" draw:name="Image 2" text:anchor-type="as-char" svg:x="0in" svg:y="0in" svg:width="0.281in" svg:height="0.281in" style:rel-width="scale" style:rel-height="scale"><draw:image xlink:href="media/image3.png" xlink:type="simple" xlink:show="embed" xlink:actuate="onLoad"/><svg:title/><svg:desc/></draw:frame><text:s/>)<text:s/></text:p>
        </text:list-item>
        <text:list-item>
          <text:p text:style-name="P15">Et<text:s/>une pomme<text:s/>(<draw:frame draw:style-name="a3" draw:name="Image 6" text:anchor-type="as-char" svg:x="0in" svg:y="0in" svg:width="0.24423in" svg:height="0.24423in" style:rel-width="scale" style:rel-height="scale"><draw:image xlink:href="media/image4.png" xlink:type="simple" xlink:show="embed" xlink:actuate="onLoad"/><svg:title/><svg:desc/></draw:frame>).<text:s/></text:p>
        </text:list-item>
      </text:list>
      <text:p text:style-name="P16">Lorsqu’un joueur capture un poisson,<text:s/>sa vitesse baisse et elle passe à 2 (au lieu de 4 au départ). Cet item est à éviter.</text:p>
      <text:p text:style-name="P17">Le bonbon fait passer la vitesse du joueur à 13.<text:s/></text:p>
      <text:p text:style-name="P18">Enfin le cœur permet de rajouter une vie au joueur.</text:p>
      <text:p text:style-name="P19"/>
      <text:h text:style-name="P20" text:outline-level="2">Passage secrets :</text:h>
      <text:p text:style-name="P21"/>
      <text:p text:style-name="P22">Le labyrinthe contient des passages secrets ! C’est-à-dire que des murs sont traversables par le joueur. On peut voir les passages secrets grâce aux légers points lumineux sur les murs.</text:p>
      <text:p text:style-name="P23"/>
      <text:h text:style-name="P24" text:outline-level="2"/>
      <text:h text:style-name="P25" text:outline-level="2"/>
      <text:h text:style-name="P26" text:outline-level="2">Lancer le Jeu :</text:h>
      <text:p text:style-name="P27"/>
      <text:p text:style-name="P28">Lorsqu’on clique sur le fichier game.html, le lien nous dirige vers une page d’accueil. On peut voir une case bleue « Commencer le jeu ». Après avoir cliqué sur le lien, nous arrivons vers une page avec les instructions à suivre pour jouer. En bas de la page, nous avons le choix entre 3 difficultés (3 cases bleues) : facile, moyen et difficile. Une fois la difficulté choisie, nous sommes dirigés vers une page avec l’interface graphique du jeu. Pour commencer la partie, il suffit de cliquer sur la case bleue « Commencer la partie ».<text:s/></text:p>
      <text:p text:style-name="P29"/>
      <text:h text:style-name="P30" text:outline-level="2">Recommencer une partie :</text:h>
      <text:p text:style-name="P31"/>
      <text:p text:style-name="P32">Pour recommencer une partie pendant le déroulement d’une partie, il suffit de cliquer sur la case bleue « Recommencer une partie ».<text:s/></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fo:language="fr" fo:country="F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fr" fo:country="FR"/>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fo:language="fr" fo:country="FR"/>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ira Younesy</meta:initial-creator>
    <dc:creator>Samira Younesy</dc:creator>
    <meta:creation-date>2019-03-29T10:55:00Z</meta:creation-date>
    <dc:date>2019-03-29T17:47:00Z</dc:date>
    <meta:template xlink:href="Normal" xlink:type="simple"/>
    <meta:editing-cycles>4</meta:editing-cycles>
    <meta:editing-duration>PT12180S</meta:editing-duration>
    <meta:document-statistic meta:page-count="1" meta:paragraph-count="3" meta:word-count="274" meta:character-count="1839" meta:row-count="13" meta:non-whitespace-character-count="1568"/>
  </office:meta>
</office:document-meta>
</file>